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left" draw:textarea-vertical-align="top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style:font-size-asian="18pt" style:font-size-complex="18pt"/>
    </style:style>
    <style:style style:name="P4" style:family="paragraph">
      <style:paragraph-properties fo:margin-left="0cm" fo:margin-right="0cm" fo:text-align="center" fo:text-indent="0cm"/>
      <style:text-properties fo:font-size="10pt" style:font-size-asian="18pt" style:font-size-complex="18pt"/>
    </style:style>
    <style:style style:name="P5" style:family="paragraph">
      <style:paragraph-properties fo:margin-left="0cm" fo:margin-right="0cm" fo:text-align="start" fo:text-indent="0cm"/>
      <style:text-properties fo:font-size="10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office:forms form:automatic-focus="false" form:apply-design-mode="false"/>
        <draw:rect draw:style-name="gr1" draw:text-style-name="P2" draw:layer="layout" svg:width="6cm" svg:height="4cm" svg:x="7.5cm" svg:y="7cm">
          <text:p text:style-name="P1">Фрейм навигации</text:p>
        </draw:rect>
        <draw:rect draw:style-name="gr1" draw:text-style-name="P2" draw:layer="layout" svg:width="4cm" svg:height="4cm" svg:x="1cm" svg:y="13.5cm">
          <text:p text:style-name="P1">Стандарты </text:p>
          <text:p text:style-name="P1">и </text:p>
          <text:p text:style-name="P1">реализации</text:p>
        </draw:rect>
        <draw:rect draw:style-name="gr1" draw:text-style-name="P2" draw:layer="layout" svg:width="4cm" svg:height="4cm" svg:x="6cm" svg:y="13.5cm">
          <text:p text:style-name="P1">Аппаратура</text:p>
        </draw:rect>
        <draw:rect draw:style-name="gr1" draw:text-style-name="P2" draw:layer="layout" svg:width="4cm" svg:height="4cm" svg:x="11cm" svg:y="13.5cm">
          <text:p text:style-name="P1">Статьи</text:p>
        </draw:rect>
        <draw:rect draw:style-name="gr1" draw:text-style-name="P2" draw:layer="layout" svg:width="4cm" svg:height="4cm" svg:x="15.5cm" svg:y="13.5cm">
          <text:p text:style-name="P1">Об авторе</text:p>
        </draw:rect>
        <draw:line draw:style-name="gr2" draw:text-style-name="P2" draw:layer="layout" svg:x1="9cm" svg:y1="11cm" svg:x2="3.5cm" svg:y2="13.5cm">
          <text:p/>
        </draw:line>
        <draw:line draw:style-name="gr2" draw:text-style-name="P2" draw:layer="layout" svg:x1="10cm" svg:y1="11cm" svg:x2="9cm" svg:y2="13.5cm">
          <text:p/>
        </draw:line>
        <draw:line draw:style-name="gr2" draw:text-style-name="P2" draw:layer="layout" svg:x1="11.5cm" svg:y1="11cm" svg:x2="13cm" svg:y2="13.5cm">
          <text:p/>
        </draw:line>
        <draw:line draw:style-name="gr2" draw:text-style-name="P2" draw:layer="layout" svg:x1="13cm" svg:y1="11cm" svg:x2="17.5cm" svg:y2="13.5cm">
          <text:p/>
        </draw:line>
      </draw:page>
      <draw:page draw:name="page2" draw:style-name="dp1" draw:master-page-name="Обычный">
        <office:forms form:automatic-focus="false" form:apply-design-mode="false"/>
        <draw:g>
          <draw:custom-shape draw:style-name="gr3" draw:text-style-name="P3" draw:layer="layout" svg:width="19cm" svg:height="23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8cm" svg:height="2.5cm" svg:x="1.5cm" svg:y="1.5cm">
            <text:p text:style-name="P4">Фрейм навигации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8cm" svg:height="9cm" svg:x="1.5cm" svg:y="5cm">
            <text:p text:style-name="P5">Стандарт 1</text:p>
            <text:p text:style-name="P5">Описание стандарта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17cm" svg:height="3cm" svg:x="2cm" svg:y="7cm">
            <text:p text:style-name="P5">Реализация 1</text:p>
            <text:p text:style-name="P5">Описание реализации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17cm" svg:height="3cm" svg:x="2cm" svg:y="10.5cm">
            <text:p text:style-name="P5">Реализация 2</text:p>
            <text:p text:style-name="P5">Описание реализации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8cm" svg:height="9cm" svg:x="1.5cm" svg:y="14.5cm">
            <text:p text:style-name="P5">Стандарт 2</text:p>
            <text:p text:style-name="P5">Описание стандарта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17cm" svg:height="3cm" svg:x="2cm" svg:y="16.5cm">
            <text:p text:style-name="P5">Реализация 1</text:p>
            <text:p text:style-name="P5">Описание реализации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17cm" svg:height="3cm" svg:x="2cm" svg:y="20cm">
            <text:p text:style-name="P5">Реализация 2</text:p>
            <text:p text:style-name="P5">Описание реализации</text:p>
            <draw:enhanced-geometry svg:viewBox="0 0 21600 21600" draw:type="rectangle" draw:enhanced-path="M 0 0 L 21600 0 21600 21600 0 21600 0 0 Z N"/>
          </draw:custom-shape>
        </draw:g>
      </draw:page>
      <draw:page draw:name="page3" draw:style-name="dp1" draw:master-page-name="Обычный">
        <office:forms form:automatic-focus="false" form:apply-design-mode="false"/>
        <draw:g>
          <draw:custom-shape draw:style-name="gr3" draw:text-style-name="P3" draw:layer="layout" svg:width="19cm" svg:height="11.5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8cm" svg:height="2.5cm" svg:x="1.5cm" svg:y="1.5cm">
            <text:p text:style-name="P4">Фрейм навигации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8cm" svg:height="2cm" svg:x="1.5cm" svg:y="5cm">
            <text:p text:style-name="P5">Статья 1</text:p>
            <text:p text:style-name="P5">Автор</text:p>
            <text:p text:style-name="P5">Дата создания</text:p>
            <text:p text:style-name="P5">Содержимое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8cm" svg:height="2cm" svg:x="1.5cm" svg:y="7.5cm">
            <text:p text:style-name="P5">Статья 2</text:p>
            <text:p text:style-name="P5">Автор</text:p>
            <text:p text:style-name="P5">Дата создания</text:p>
            <text:p text:style-name="P5">Содержимое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8cm" svg:height="2cm" svg:x="1.5cm" svg:y="10cm">
            <text:p text:style-name="P5">Статья 3</text:p>
            <text:p text:style-name="P5">Автор</text:p>
            <text:p text:style-name="P5">Дата создания</text:p>
            <text:p text:style-name="P5">Содержимое</text:p>
            <draw:enhanced-geometry svg:viewBox="0 0 21600 21600" draw:type="rectangle" draw:enhanced-path="M 0 0 L 21600 0 21600 21600 0 21600 0 0 Z N"/>
          </draw:custom-shape>
        </draw:g>
      </draw:page>
      <draw:page draw:name="page4" draw:style-name="dp1" draw:master-page-name="Обычный">
        <office:forms form:automatic-focus="false" form:apply-design-mode="false"/>
        <draw:g>
          <draw:custom-shape draw:style-name="gr3" draw:text-style-name="P3" draw:layer="layout" svg:width="19cm" svg:height="11.5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8cm" svg:height="2.5cm" svg:x="1.5cm" svg:y="1.5cm">
            <text:p text:style-name="P4">Фрейм навигации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8cm" svg:height="2cm" svg:x="1.5cm" svg:y="5cm">
            <text:p text:style-name="P5">Устройство 1</text:p>
            <text:p text:style-name="P5">Название</text:p>
            <text:p text:style-name="P5">Дата создания</text:p>
            <text:p text:style-name="P5">Что реализует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8cm" svg:height="2cm" svg:x="1.5cm" svg:y="7.5cm">
            <text:p text:style-name="P5">Устройство 2</text:p>
            <text:p text:style-name="P5">Название</text:p>
            <text:p text:style-name="P5">Дата создания</text:p>
            <text:p text:style-name="P5">Что реализует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8cm" svg:height="2cm" svg:x="1.5cm" svg:y="10cm">
            <text:p text:style-name="P5">Устройство 3</text:p>
            <text:p text:style-name="P5">Название</text:p>
            <text:p text:style-name="P5">Дата создания</text:p>
            <text:p text:style-name="P5">Что реализует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meta:initial-creator>eav eav</meta:initial-creator>
    <meta:creation-date>2008-05-23T10:36:11</meta:creation-date>
    <dc:creator>eav eav</dc:creator>
    <dc:date>2008-05-25T16:09:35</dc:date>
    <meta:editing-cycles>24</meta:editing-cycles>
    <meta:editing-duration>PT24M39S</meta:editing-duration>
    <meta:user-defined meta:name="Поле 1"/>
    <meta:user-defined meta:name="Поле 2"/>
    <meta:user-defined meta:name="Поле 3"/>
    <meta:user-defined meta:name="Поле 4"/>
    <meta:document-statistic meta:object-count="30"/>
  </office:meta>
</office:document-meta>
</file>